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れは・・・時空の狭間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。　あそこへ封じ込めた後にふさぐことが
できれば、実質的に最高位の封印になるで
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え！？　じ、時空の狭間に閉じ込め
られるなんてヤダよおぉぉ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二度と人間界を狙うなんてマネは
しないって、誓え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それもヤ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間界征服したいも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すっごい正直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たら話は終わり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前たちを時空の狭間へ封印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ぐ・・・っ、しかし・・・納得がいきません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々の力は、時空の狭間よりあふれ出た
膨大な魔力によって、極限まで高められて
いたはず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例え相手が熾天少女であろうと、ここまで
遅れを取るはずなど、ありえませ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！　だよ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して勝てなかったんだろうね～？？
えへへへ！！　えへ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、あなた達はすごく強かった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パワーも、スピードも、技も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まで戦ってきた、どの強敵よりも
はるかに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でも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たし達は、熾力以外にも、すっごく大きな
力を持っているんだ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た達に・・・熾力以外の大きな力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は・・・いったい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だっ！！　トドメーーーー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ええええええーーーーーっ！？！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っ、待って！　ヴィステ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置いていかないでよおぉぉ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へ！　えへへへ！！　わたしも
行かなくっちゃ、かな～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ね、みんな元気でね～！　ばいば～い！
えへ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たやっぱ、最強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へ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今度はなんダー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ー！　久しぶりのこの感じ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少女たち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当によくやってくれました。　ありがと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ノア様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ばらく声が途絶えていたので、心配して
いま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は大丈夫です。　世界を覆っていた魔力の
波動から身を守るため、少しの間、力を蓄えて
いたのです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良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間界を狙うカラット達は、たった今、すべて
返り討ちに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使命を果たしたと言える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、実に見事でした。　最後はちょっとアレ
でした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、あなた達のおかげで人間界に平和が
訪れる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感謝して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るしゅうない！　よきにはから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時空の狭間は、あのままじゃ
ダメなんじゃな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かしてふさがないと、またアイツらが
出てきちゃう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った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いったいどうすれば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の狭間そのものを閉じることは難しい
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し、隙間をふさぐ方法ならあ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た達の持つ、天の使いの力を集結させ、
狭間の亀裂を覆うの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るほど、ラップをかける感じ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ー！　分かりやす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狭間からは今も魔力があふれ出て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に対抗できる唯一の力である、天の
使いの力であれば、その亀裂を覆うことが可能
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し、時空の亀裂ともなれば、それを覆う
ためには莫大な力が必要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た達4人の力をすべて出し切ることで、
初めて成し遂げることができる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じゃあ、みんなでうまく息を
合わせないと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別に難しいことじゃないわ。　これまでどおり、
協力し合い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すが、先に話しておかなければならない
ことがあ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た達が真理によってこの世界に呼ばれた
のは、その身に天の使いの力を宿す稀有な
存在であるた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少年。　あなたは彼女たちを正しく導く
ことができた唯一の存在であるた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彼女たちが天の使いの力を全て出し切って
しまうと、その瞬間から、この世界に存在する
ことができなくなってしま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存在できなくなる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うなっちゃう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さか消滅しちゃうとか、ない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え、もちろんそんなことはあり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た達がいた元の世界に戻ることになるの
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戻れる・・・みんなのところへ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を聞いて安心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ての戦いが終わったあと、元の世界に
戻る方法について何の情報も無かったから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そうすると・・・狭間の亀裂をふさぐために
熾力を使い切った瞬間に、あたし達はこの
世界を去ることになる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姫さまや騎士団長に、何の挨拶もできない
まま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が、残念ながら今は時間が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俺たちの使命を・・・優先させ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う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お別れカ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、いきなりだ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ですね・・・まだ満足にお礼もできて
いないの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2人とも・・・今まで力を貸してくれて
ありがとう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ぱい助けられちゃ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たどこかで会える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っと会え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ぱい時空の勉強して、みんなの世界に
遊びに行くから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元気でね・・・ぐす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によろしく＆さようならって伝えて
おいて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かりました。　必ず伝え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、イオンマテルの余りはルミィに
預けて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スターシップを起動させるとい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いヨー！！</text:p>
          </table:table-cell>
          <table:table-cell table:style-name="ce0" office:value-type="string">
            <text:p>462#1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ye Aaaye!!</text:p>
          </table:table-cell>
          <table:table-cell table:number-columns-repeated="1020"/>
        </table:table-row>
        <table:table-row>
          <table:table-cell table:style-name="ce0" office:value-type="string">
            <text:p>あ、そうダ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この世界には敵カラットたちはいなく
なったんだし、そろそろ呼んでくれても
いいんじゃないカー？　ワタシのことを
ちゃんとカラッｔ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、最後の大仕事だ。　力を合わせて
時空の亀裂をふさぐぞ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呼べヨーーーーーッ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じゃあ、レグマく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け声、よろし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びんびんに感じちゃうイッパツを、お願ぁい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よ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各自、好きなかけ声で、好きなタイミングで
力を放て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？　みんなで合わせて、協調しなくて
いい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単に足並みを揃えることが大事なので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当に必要なのは、一人一人が最大の力を
発揮すること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して個々に発現された力がひとつに
なる時、本当の意味で“協調”と呼ぶ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きるだろ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ふっ、ＯＫ、やってやろうじゃな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ぜ、全力で・・・行きます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じゃあみんな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リーダムに、レッツ・バーストゥ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おー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「ダミッジドゥ！！」
にゃんこ「そおおおおおいっ！！」
ともっち「ｳｯ」
ひめ「ええと・・・ええと、ええと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6+02:00</meta:creation-date>
    <dc:date>2020-04-22T20:47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